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53cm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2" style:family="graphic" style:parent-style-name="standard">
      <style:graphic-properties draw:stroke="solid" svg:stroke-color="#000000" draw:fill="solid" draw:fill-color="#e0efd4" draw:textarea-horizontal-align="left" draw:auto-grow-height="true" draw:auto-grow-width="false" fo:min-height="1.401cm" fo:min-width="0cm"/>
    </style:style>
    <style:style style:name="gr3" style:family="graphic" style:parent-style-name="standard">
      <style:graphic-properties draw:stroke="solid" svg:stroke-color="#000000" draw:fill="solid" draw:fill-color="#e0efd4" draw:textarea-horizontal-align="left" draw:auto-grow-height="true" draw:auto-grow-width="false" fo:min-height="1.909cm" fo:min-width="0cm"/>
    </style:style>
    <style:style style:name="gr4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909cm" fo:min-width="0cm"/>
    </style:style>
    <style:style style:name="gr5" style:family="graphic" style:parent-style-name="standard">
      <style:graphic-properties draw:stroke="solid" svg:stroke-color="#000000" draw:fill="solid" draw:fill-color="#e0efd4" draw:textarea-horizontal-align="left" draw:auto-grow-height="true" draw:auto-grow-width="false" fo:min-height="1.782cm" fo:min-width="0cm"/>
    </style:style>
    <style:style style:name="gr6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367cm" fo:min-width="16.103cm" fo:padding-top="0.177cm" fo:padding-bottom="0.177cm" fo:padding-left="0.302cm" fo:padding-right="0.302cm"/>
    </style:style>
    <style:style style:name="gr7" style:family="graphic" style:parent-style-name="standard">
      <style:graphic-properties draw:stroke="solid" svg:stroke-color="#000000" draw:fill="solid" draw:fill-color="#e0efd4" draw:textarea-horizontal-align="left" draw:auto-grow-height="true" draw:auto-grow-width="false" fo:min-height="2.132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solid" draw:fill-color="#adc5e7" draw:textarea-vertical-align="middle"/>
    </style:style>
    <style:style style:name="gr13" style:family="graphic" style:parent-style-name="standard">
      <style:graphic-properties draw:stroke="none" svg:stroke-color="#000000" draw:fill="solid" draw:fill-color="#e0efd4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solid" draw:fill-color="#adc5e7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0efd4"/>
    </style:style>
    <style:style style:name="P3" style:family="paragraph">
      <loext:graphic-properties draw:fill="solid" draw:fill-color="#adc5e7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solid" draw:fill-color="#adc5e7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solid" draw:fill-color="#e0efd4"/>
      <style:text-properties fo:font-size="10pt" style:font-size-asian="10pt" style:font-size-complex="10pt"/>
    </style:style>
    <style:style style:name="P10" style:family="paragraph">
      <loext:graphic-properties draw:fill="solid" draw:fill-color="#adc5e7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39cm" svg:y1="2.397cm" svg:x2="8.239cm" svg:y2="18.653cm">
          <text:p/>
        </draw:line>
        <draw:frame draw:style-name="gr2" draw:text-style-name="P2" draw:layer="layout" svg:width="7.239cm" svg:height="1.651cm" svg:x="2.778cm" svg:y="4.556cm">
          <draw:text-box>
            <text:p><text:span text:style-name="T1">BaseInstru</text:span><text:span text:style-name="T1">ctions</text:span><text:line-break/><text:span text:style-name="T2">Provides </text:span><text:span text:style-name="T2">mechanisms </text:span><text:span text:style-name="T2">for guest code </text:span><text:span text:style-name="T2">to </text:span><text:span text:style-name="T2">communicate </text:span><text:span text:style-name="T2">with S2E </text:span><text:span text:style-name="T2">plugins.</text:span></text:p>
          </draw:text-box>
        </draw:frame>
        <draw:frame draw:style-name="gr3" draw:text-style-name="P2" xml:id="id3" draw:id="id3" draw:layer="layout" svg:width="7.239cm" svg:height="2.159cm" svg:x="2.778cm" svg:y="9.128cm">
          <draw:text-box>
            <text:p><text:span text:style-name="T1">ModuleMap</text:span><text:line-break/><text:span text:style-name="T2">Keeps track of loaded binaries across guest </text:span><text:span text:style-name="T2">process (exe, dll, so, etc.).</text:span></text:p>
          </draw:text-box>
        </draw:frame>
        <draw:frame draw:style-name="gr4" draw:text-style-name="P3" draw:layer="layout" svg:width="5.461cm" svg:height="2.159cm" svg:x="17.645cm" svg:y="14.562cm">
          <draw:text-box>
            <text:p><text:span text:style-name="T1">TestCaseGenerator</text:span><text:line-break/><text:span text:style-name="T2">Helper methods to reconstruct concrete files from symbolic variables</text:span></text:p>
          </draw:text-box>
        </draw:frame>
        <draw:frame draw:style-name="gr4" draw:text-style-name="P3" xml:id="id2" draw:id="id2" draw:layer="layout" svg:width="8.128cm" svg:height="2.159cm" svg:x="12.819cm" svg:y="6.434cm">
          <draw:text-box>
            <text:p><text:span text:style-name="T1">Recipe</text:span><text:line-break/><text:span text:style-name="T2">Checks execution for vulnerability conditions (e.g., symbolic addresses) and applies PoV recipes.</text:span></text:p>
          </draw:text-box>
        </draw:frame>
        <draw:frame draw:style-name="gr4" draw:text-style-name="P3" xml:id="id6" draw:id="id6" draw:layer="layout" svg:width="8.128cm" svg:height="2.159cm" svg:x="12.819cm" svg:y="9.482cm">
          <draw:text-box>
            <text:p><text:span text:style-name="T1">POVGenerationPolicy</text:span><text:line-break/><text:span text:style-name="T2">Limits how many PoVs can be generated for a given program counter.</text:span></text:p>
          </draw:text-box>
        </draw:frame>
        <draw:frame draw:style-name="gr4" draw:text-style-name="P3" xml:id="id8" draw:id="id8" draw:layer="layout" svg:width="5.461cm" svg:height="2.159cm" svg:x="17.645cm" svg:y="12.276cm">
          <draw:text-box>
            <text:p><text:span text:style-name="T1">FilePo</text:span><text:span text:style-name="T1">vGene</text:span><text:span text:style-name="T1">rator</text:span><text:line-break/><text:span text:style-name="T2">Encodes </text:span><text:span text:style-name="T2">PoVs as </text:span><text:span text:style-name="T2">a </text:span><text:span text:style-name="T2">concrete </text:span><text:span text:style-name="T2">input file </text:span><text:span text:style-name="T2">for </text:span><text:span text:style-name="T2">binaries </text:span><text:span text:style-name="T2">that take </text:span><text:span text:style-name="T2">file </text:span><text:span text:style-name="T2">names </text:span><text:span text:style-name="T2">as input.</text:span></text:p>
          </draw:text-box>
        </draw:frame>
        <draw:frame draw:style-name="gr4" draw:text-style-name="P3" xml:id="id7" draw:id="id7" draw:layer="layout" svg:width="5.461cm" svg:height="2.159cm" svg:x="12.057cm" svg:y="12.276cm">
          <draw:text-box>
            <text:p><text:span text:style-name="T1">DecreePovGenerator</text:span><text:line-break/><text:span text:style-name="T2">Generates CGC-style C and XML PoVs for interactive binaries.</text:span></text:p>
          </draw:text-box>
        </draw:frame>
        <draw:frame draw:style-name="gr5" draw:text-style-name="P2" xml:id="id1" draw:id="id1" draw:layer="layout" svg:width="7.239cm" svg:height="2.032cm" svg:x="2.778cm" svg:y="6.842cm">
          <draw:text-box>
            <text:p><text:span text:style-name="T1">OS Event Monitors</text:span><text:line-break/><text:span text:style-name="T2">Notify client plugins about process, thread, </text:span><text:span text:style-name="T2">module load/unload and other OS-specific </text:span><text:span text:style-name="T2">events.</text:span></text:p>
          </draw:text-box>
        </draw:frame>
        <draw:custom-shape draw:style-name="gr6" draw:text-style-name="P1" draw:layer="layout" svg:width="16.637cm" svg:height="1.651cm" svg:x="2.778cm" svg:y="1cm">
          <text:p text:style-name="P4">Guest OS<text:line-break/><text:span text:style-name="T3">Window, Linux, etc.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" draw:id="id4" draw:layer="layout" svg:width="7.239cm" svg:height="2.159cm" svg:x="2.778cm" svg:y="11.541cm">
          <draw:text-box>
            <text:p><text:span text:style-name="T1">MemoryMap</text:span><text:line-break/><text:span text:style-name="T2">Keeps track of memory regions allocated by processes in the guest.</text:span></text:p>
          </draw:text-box>
        </draw:frame>
        <draw:frame draw:style-name="gr7" draw:text-style-name="P2" xml:id="id5" draw:id="id5" draw:layer="layout" svg:width="7.239cm" svg:height="2.776cm" svg:x="2.778cm" svg:y="13.954cm">
          <draw:text-box>
            <text:p><text:span text:style-name="T1">Proce</text:span><text:span text:style-name="T1">ssExe</text:span><text:span text:style-name="T1">cution</text:span><text:span text:style-name="T1">Detect</text:span><text:span text:style-name="T1">or</text:span><text:line-break/><text:span text:style-name="T2">Provides </text:span><text:span text:style-name="T2">APIs for </text:span><text:span text:style-name="T2">other </text:span><text:span text:style-name="T2">plugins to </text:span><text:span text:style-name="T2">determin</text:span><text:span text:style-name="T2">e if the </text:span><text:span text:style-name="T2">currently </text:span><text:span text:style-name="T2">running </text:span><text:span text:style-name="T2">guest </text:span><text:span text:style-name="T2">process </text:span><text:span text:style-name="T2">is of </text:span><text:span text:style-name="T2">interest </text:span><text:span text:style-name="T2">(e.g., so </text:span><text:span text:style-name="T2">that </text:span><text:span text:style-name="T2">plugins </text:span><text:span text:style-name="T2">can only </text:span><text:span text:style-name="T2">instrume</text:span><text:span text:style-name="T2">nt </text:span><text:span text:style-name="T2">processe</text:span><text:span text:style-name="T2">s under </text:span><text:span text:style-name="T2">analysis).</text:span></text:p>
          </draw:text-box>
        </draw:frame>
        <draw:frame draw:style-name="gr8" draw:text-style-name="P5" xml:id="id9" draw:id="id9" draw:layer="layout" svg:width="16.637cm" svg:height="1.594cm" svg:x="2.778cm" svg:y="2.778cm">
          <draw:text-box>
            <text:p><text:span text:style-name="T1">CorePlu</text:span><text:span text:style-name="T1">gin</text:span><text:line-break/><text:span text:style-name="T2">Low-level </text:span><text:span text:style-name="T2">guest </text:span><text:span text:style-name="T2">execution </text:span><text:span text:style-name="T2">events </text:span><text:span text:style-name="T2">(e.g., </text:span><text:span text:style-name="T2">onTranslate</text:span><text:span text:style-name="T2">BlockStart, </text:span><text:span text:style-name="T2">onCustomIn</text:span><text:span text:style-name="T2">struction, </text:span><text:span text:style-name="T2">etc.).</text:span><text:span text:style-name="T2"><text:line-break/></text:span><text:span text:style-name="T2">Every plugin </text:span><text:span text:style-name="T2">in S2E </text:span><text:span text:style-name="T2">subscribes </text:span><text:span text:style-name="T2">to at least </text:span><text:span text:style-name="T2">one of </text:span><text:span text:style-name="T2">these in </text:span><text:span text:style-name="T2">order to </text:span><text:span text:style-name="T2">instrument </text:span><text:span text:style-name="T2">guest code.</text:span></text:p>
          </draw:text-box>
        </draw:frame>
        <draw:frame draw:style-name="gr9" draw:text-style-name="P6" draw:layer="layout" svg:width="2.572cm" svg:height="1.441cm" svg:x="6.334cm" svg:y="1.127cm">
          <draw:text-box>
            <text:p><text:span text:style-name="T4">Guest </text:span><text:span text:style-name="T4">driver</text:span><text:span text:style-name="T2"><text:line-break/></text:span><text:span text:style-name="T5">s2e.sys</text:span><text:span text:style-name="T5"><text:line-break/></text:span><text:span text:style-name="T5">s2e.ko</text:span></text:p>
          </draw:text-box>
        </draw:frame>
        <draw:frame draw:style-name="gr10" draw:text-style-name="P6" draw:layer="layout" svg:width="3.368cm" svg:height="0.645cm" svg:x="4.683cm" svg:y="17.627cm">
          <draw:text-box>
            <text:p><text:span text:style-name="T2">To other plugins ...</text:span></text:p>
          </draw:text-box>
        </draw:frame>
        <draw:connector draw:style-name="gr11" draw:text-style-name="P1" draw:layer="layout" draw:type="curve" svg:x1="10.017cm" svg:y1="7.858cm" svg:x2="12.819cm" svg:y2="7.513cm" draw:start-shape="id1" draw:start-glue-point="1" draw:end-shape="id2" svg:d="M10017 7858c2101 0 701-345 2802-345" svg:viewBox="0 0 2803 346">
          <text:p/>
        </draw:connector>
        <draw:connector draw:style-name="gr11" draw:text-style-name="P1" draw:layer="layout" draw:type="curve" svg:x1="10.017cm" svg:y1="10.207cm" svg:x2="12.819cm" svg:y2="7.513cm" draw:start-shape="id3" draw:end-shape="id2" svg:d="M10017 10207c2101 0 701-2694 2802-2694" svg:viewBox="0 0 2803 2695">
          <text:p/>
        </draw:connector>
        <draw:connector draw:style-name="gr11" draw:text-style-name="P1" draw:layer="layout" draw:type="curve" svg:x1="10.017cm" svg:y1="12.62cm" svg:x2="12.819cm" svg:y2="7.513cm" draw:start-shape="id4" draw:start-glue-point="1" draw:end-shape="id2" draw:end-glue-point="3" svg:d="M10017 12620c2101 0 701-5107 2802-5107" svg:viewBox="0 0 2803 5108">
          <text:p/>
        </draw:connector>
        <draw:connector draw:style-name="gr11" draw:text-style-name="P1" draw:layer="layout" draw:type="curve" svg:x1="10.017cm" svg:y1="15.342cm" svg:x2="12.819cm" svg:y2="7.513cm" draw:start-shape="id5" draw:start-glue-point="1" draw:end-shape="id2" draw:end-glue-point="3" svg:d="M10017 15342c2101 0 701-7829 2802-7829" svg:viewBox="0 0 2803 7830">
          <text:p/>
        </draw:connector>
        <draw:connector draw:style-name="gr12" draw:text-style-name="P7" draw:layer="layout" draw:type="line" svg:x1="16.883cm" svg:y1="8.593cm" svg:x2="16.883cm" svg:y2="9.482cm" draw:start-shape="id2" draw:start-glue-point="2" draw:end-shape="id6" draw:end-glue-point="0" svg:d="M16883 8593v889" svg:viewBox="0 0 1 890">
          <text:p/>
        </draw:connector>
        <draw:connector draw:style-name="gr12" draw:text-style-name="P7" draw:layer="layout" draw:type="curve" svg:x1="16.883cm" svg:y1="11.641cm" svg:x2="14.787cm" svg:y2="12.276cm" draw:start-shape="id6" draw:start-glue-point="2" draw:end-shape="id7" draw:end-glue-point="0" svg:d="M16883 11641c0 477-2096 160-2096 635" svg:viewBox="0 0 2097 636">
          <text:p/>
        </draw:connector>
        <draw:connector draw:style-name="gr12" draw:text-style-name="P7" draw:layer="layout" draw:type="curve" svg:x1="16.883cm" svg:y1="11.641cm" svg:x2="20.375cm" svg:y2="12.276cm" draw:start-shape="id6" draw:start-glue-point="2" draw:end-shape="id8" draw:end-glue-point="0" svg:d="M16883 11641c0 477 3492 160 3492 635" svg:viewBox="0 0 3493 636">
          <text:p/>
        </draw:connector>
        <draw:connector draw:style-name="gr11" draw:text-style-name="P1" draw:layer="layout" draw:type="curve" svg:x1="11.096cm" svg:y1="4.372cm" svg:x2="12.819cm" svg:y2="7.513cm" draw:start-shape="id9" draw:start-glue-point="2" draw:end-shape="id2" draw:end-glue-point="3" svg:d="M11096 4372c0 2094 574 3141 1723 3141" svg:viewBox="0 0 1724 3142">
          <text:p/>
        </draw:connector>
        <draw:frame draw:style-name="gr13" draw:text-style-name="P9" draw:layer="layout" svg:width="5.461cm" svg:height="0.645cm" svg:x="17.637cm" svg:y="17.075cm">
          <draw:text-box>
            <text:p text:style-name="P8"><text:span text:style-name="T2">Core plugins</text:span></text:p>
          </draw:text-box>
        </draw:frame>
        <draw:frame draw:style-name="gr14" draw:text-style-name="P10" draw:layer="layout" svg:width="5.461cm" svg:height="0.645cm" svg:x="17.637cm" svg:y="17.754cm">
          <draw:text-box>
            <text:p text:style-name="P8"><text:span text:style-name="T2">Domain-</text:span><text:span text:style-name="T2">specific </text:span><text:span text:style-name="T2">plugins</text:span></text:p>
          </draw:text-box>
        </draw:frame>
        <draw:frame draw:style-name="gr15" draw:text-style-name="P6" draw:layer="layout" svg:width="7.666cm" svg:height="4.043cm" svg:x="21.147cm" svg:y="6.461cm">
          <draw:text-box>
            <text:p text:style-name="P8"><text:span text:style-name="T6">Other plugins omitted:</text:span></text:p>
            <text:p text:style-name="P8"><text:span text:style-name="T2">Search heuristics</text:span></text:p>
            <text:p text:style-name="P8"><text:span text:style-name="T2">Execution tracers</text:span></text:p>
            <text:p text:style-name="P8"><text:span text:style-name="T2">Code coverage</text:span></text:p>
            <text:p text:style-name="P8"><text:span text:style-name="T2">Crash dump generators</text:span></text:p>
            <text:p text:style-name="P8"><text:span text:style-name="T2">…</text:span></text:p>
            <text:p text:style-name="P8"><text:span text:style-name="T2"/></text:p>
            <text:p text:style-name="P8"><text:span text:style-name="T2">They can be enabled/disabled as need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22:35:51.306837601</meta:creation-date>
    <dc:date>2018-06-02T14:27:45.427793640</dc:date>
    <meta:editing-duration>PT2H5M14S</meta:editing-duration>
    <meta:editing-cycles>22</meta:editing-cycles>
    <meta:generator>LibreOffice/6.0.4.2$Linux_X86_64 LibreOffice_project/9b0d9b32d5dcda91d2f1a96dc04c645c450872bf</meta:generator>
    <meta:document-statistic meta:object-count="26"/>
  </office:meta>
</office:document-meta>
</file>